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Times New Roman1" svg:font-family="'Times New Roman'" style:font-adornments="Fet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itle">
      <style:text-properties officeooo:rsid="00099f23"/>
    </style:style>
    <style:style style:name="P2" style:family="paragraph" style:parent-style-name="Text_20_body">
      <style:text-properties officeooo:rsid="004b82ce" officeooo:paragraph-rsid="004b82ce"/>
    </style:style>
    <style:style style:name="P3" style:family="paragraph" style:parent-style-name="Heading_20_1">
      <style:text-properties officeooo:rsid="004b100d" officeooo:paragraph-rsid="004b100d"/>
    </style:style>
    <style:style style:name="P4" style:family="paragraph" style:parent-style-name="Heading_20_1">
      <style:text-properties officeooo:rsid="004b100d" officeooo:paragraph-rsid="005087e7"/>
    </style:style>
    <style:style style:name="P5" style:family="paragraph" style:parent-style-name="Heading_20_1">
      <style:text-properties officeooo:rsid="004b100d" officeooo:paragraph-rsid="005b4b14"/>
    </style:style>
    <style:style style:name="P6" style:family="paragraph" style:parent-style-name="Heading_20_2">
      <style:text-properties officeooo:rsid="004cec8f" officeooo:paragraph-rsid="004cec8f"/>
    </style:style>
    <style:style style:name="P7" style:family="paragraph" style:parent-style-name="Heading_20_2">
      <style:text-properties officeooo:rsid="004cec8f" officeooo:paragraph-rsid="0052494f"/>
    </style:style>
    <style:style style:name="P8" style:family="paragraph" style:parent-style-name="Heading_20_2">
      <style:text-properties officeooo:rsid="004cec8f" officeooo:paragraph-rsid="005e04c5"/>
    </style:style>
    <style:style style:name="P9" style:family="paragraph" style:parent-style-name="Heading_20_2">
      <style:text-properties officeooo:rsid="004cec8f" officeooo:paragraph-rsid="0060063c"/>
    </style:style>
    <style:style style:name="P10" style:family="paragraph" style:parent-style-name="Text_20_body">
      <style:text-properties officeooo:rsid="004e30e2" officeooo:paragraph-rsid="004e30e2"/>
    </style:style>
    <style:style style:name="P11" style:family="paragraph" style:parent-style-name="Text_20_body">
      <style:text-properties officeooo:rsid="004e30e2" officeooo:paragraph-rsid="005558a1"/>
    </style:style>
    <style:style style:name="P12" style:family="paragraph" style:parent-style-name="Text_20_body">
      <style:text-properties officeooo:rsid="004e30e2" officeooo:paragraph-rsid="005e04c5"/>
    </style:style>
    <style:style style:name="P13" style:family="paragraph" style:parent-style-name="Text_20_body" style:list-style-name="L1">
      <style:text-properties officeooo:paragraph-rsid="004cec8f"/>
    </style:style>
    <style:style style:name="P14" style:family="paragraph" style:parent-style-name="Text_20_body" style:list-style-name="L1">
      <style:text-properties officeooo:rsid="0050247f" officeooo:paragraph-rsid="0050247f"/>
    </style:style>
    <style:style style:name="P15" style:family="paragraph" style:parent-style-name="Text_20_body" style:list-style-name="L2">
      <style:text-properties officeooo:rsid="0050247f" officeooo:paragraph-rsid="005a13e7"/>
    </style:style>
    <style:style style:name="P16" style:family="paragraph" style:parent-style-name="Text_20_body">
      <style:text-properties officeooo:rsid="00537196" officeooo:paragraph-rsid="00537196"/>
    </style:style>
    <style:style style:name="P17" style:family="paragraph" style:parent-style-name="Text_20_body">
      <style:text-properties officeooo:rsid="005685ac" officeooo:paragraph-rsid="005685ac"/>
    </style:style>
    <style:style style:name="P18" style:family="paragraph" style:parent-style-name="Text_20_body">
      <style:text-properties officeooo:rsid="005685ac" officeooo:paragraph-rsid="005e04c5"/>
    </style:style>
    <style:style style:name="P19" style:family="paragraph" style:parent-style-name="Text_20_body">
      <style:text-properties officeooo:rsid="005c7f84" officeooo:paragraph-rsid="005c7f84"/>
    </style:style>
    <style:style style:name="P20" style:family="paragraph" style:parent-style-name="Text_20_body" style:list-style-name="L3"/>
    <style:style style:name="T1" style:family="text">
      <style:text-properties officeooo:rsid="004b100d"/>
    </style:style>
    <style:style style:name="T2" style:family="text">
      <style:text-properties officeooo:rsid="004cec8f"/>
    </style:style>
    <style:style style:name="T3" style:family="text">
      <style:text-properties officeooo:rsid="005087e7"/>
    </style:style>
    <style:style style:name="T4" style:family="text">
      <style:text-properties officeooo:rsid="0052f077"/>
    </style:style>
    <style:style style:name="T5" style:family="text">
      <style:text-properties officeooo:rsid="005558a1"/>
    </style:style>
    <style:style style:name="T6" style:family="text">
      <style:text-properties officeooo:rsid="005814af"/>
    </style:style>
    <style:style style:name="T7" style:family="text">
      <style:text-properties officeooo:rsid="005e04c5"/>
    </style:style>
    <style:style style:name="T8" style:family="text">
      <style:text-properties officeooo:rsid="005faec4"/>
    </style:style>
    <style:style style:name="T9" style:family="text">
      <style:text-properties officeooo:rsid="00608682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Testfall </text:span>Den Glade Piraten</text:p>
      <text:h text:style-name="P3" text:outline-level="1">TF AF1.2 <text:span text:style-name="T3">Huvudscenario</text:span></text:h>
      <text:p text:style-name="P2">I detta testfall är målet att kontrollera så att medlems- och båtavgiften kan betalas genom PayPal utan problem.</text:p>
      <text:h text:style-name="P6" text:outline-level="2">Förkrav</text:h>
      <text:p text:style-name="P12"><text:span text:style-name="T2">T</text:span>estmiljö bestående av: Google Chrome <text:span text:style-name="T4">&lt; 20</text:span>, Firefox <text:span text:style-name="T4">&lt; 3 </text:span>samt Internet Explorer <text:span text:style-name="T4">&lt; 5</text:span>. Gå till systemets webbplats och <text:span text:style-name="T4">inloggning</text:span>: <text:a xlink:type="simple" xlink:href="http://dengladepiraten.se/medlemsinloggning/">http://dengladepiraten.se/medlemsinloggning/</text:a> Logga in med användarnamnet: Medlem och lösenordet: 1234. <text:span text:style-name="T2">Ändra om paymentDone till ”false” för userID ”1” i databasen</text:span></text:p>
      <text:h text:style-name="P6" text:outline-level="2">Efterkrav</text:h>
      <text:p text:style-name="P10"><text:span text:style-name="T2">K</text:span>ontrollera att <text:span text:style-name="T5">paymentDone</text:span> för <text:span text:style-name="T5">userID</text:span> 1 är true i databasen, samt att saldo på klubbens PayPal-konto uppdaterats.</text:p>
      <text:h text:style-name="P6" text:outline-level="2">Scenario</text:h>
      <text:list xml:id="list5742091170977499329" text:style-name="L1">
        <text:list-item>
          <text:p text:style-name="P13"><text:span text:style-name="T2">”Medlem” → ”Betala medlems- och båtavgift”</text:span></text:p>
        </text:list-item>
        <text:list-item>
          <text:p text:style-name="P14"><text:span text:style-name="T2">E</text:span>j betald medlemsavgift på 1590:- för fast kostnad 500:- + båtplats för 1st båt 1090:- presenteras</text:p>
        </text:list-item>
        <text:list-item>
          <text:p text:style-name="P14">Väljer ”Betala medlemsavgift nu”</text:p>
        </text:list-item>
        <text:list-item>
          <text:p text:style-name="P14">Hamnar på PayPal som presenterar uppgifterna under steg 2, samt presenterar betalningsalternativ.</text:p>
        </text:list-item>
        <text:list-item>
          <text:p text:style-name="P14">Betalar med VISA-kort och sänds sedan tillbaka till Den Glada Piratens webbplats</text:p>
        </text:list-item>
        <text:list-item>
          <text:p text:style-name="P14">Systemet presenterar att den totala medlemsavgiften på 1590:- nu är betalad</text:p>
        </text:list-item>
        <text:list-item>
          <text:p text:style-name="P14">Ett E-postmeddelande hamnar i inkorgen från både PayPal samt Den Glada Piratens båtklubb som bekräftar genomförd transaktion samt betald medlemsavgift</text:p>
        </text:list-item>
      </text:list>
      <text:h text:style-name="P4" text:outline-level="1">TF AF1.2 2a Redan betald medlemsavgift</text:h>
      <text:p text:style-name="P16"><text:span text:style-name="T1">T</text:span>estar felhantering för systemet, där <text:span text:style-name="T7">klubb</text:span>medlem försöker betala medlems- <text:span text:style-name="T6">och båt</text:span>avgiften fast denna redan är inbetald och godkänd av systemet.</text:p>
      <text:h text:style-name="P7" text:outline-level="2">Förkrav</text:h>
      <text:p text:style-name="P11"><text:span text:style-name="T2">Testmiljö bestående av: Google Chrome &lt; 20, Firefox &lt; 3 samt Internet Explorer &lt; 5. Gå till systemets webbplats och inloggning: </text:span><text:a xlink:type="simple" xlink:href="http://dengladepiraten.se/medlemsinloggning/"><text:span text:style-name="T2">http://dengladepiraten.se/medlemsinloggning/</text:span></text:a><text:span text:style-name="T2"> Logga in med användarnamnet: Medlem och lösenordet: 1234. Ändra om paymentDone till ”true” för userID ”1” i databasen</text:span></text:p>
      <text:h text:style-name="P7" text:outline-level="2">Efterkrav</text:h>
      <text:p text:style-name="P17"><text:span text:style-name="T2">K</text:span>ontrollera att ett felmeddelande presenteras för användaren, som förklarar att medlems- och båtavgiften redan är betald.</text:p>
      <text:h text:style-name="P7" text:outline-level="2"><text:soft-page-break/>Scenario</text:h>
      <text:list xml:id="list4423132395444523850" text:style-name="L2">
        <text:list-item>
          <text:p text:style-name="P15"><text:span text:style-name="T2">Systemet presenterar att medlemsavgiften redan är betalad och tackar för detta</text:span></text:p>
        </text:list-item>
      </text:list>
      <text:h text:style-name="P5" text:outline-level="1">TF AF1.2 6a Systemet mottar ingen betalningsbekräftelse från PayPal</text:h>
      <text:p text:style-name="P19"><text:span text:style-name="T1">T</text:span>estar felhantering av systemet <text:span text:style-name="T7">där klubbmedlem försöker betala medlemsavgiften genom PayPal, men detta misslyckas (Bankkort ej anslutet, nekas köp, etc).</text:span></text:p>
      <text:h text:style-name="P8" text:outline-level="2">Förkrav</text:h>
      <text:p text:style-name="P12"><text:span text:style-name="T2">Testmiljö bestående av: Google Chrome &lt; 20, Firefox &lt; 3 samt Internet Explorer &lt; 5. Gå till systemets webbplats och inloggning: </text:span><text:a xlink:type="simple" xlink:href="http://dengladepiraten.se/medlemsinloggning/"><text:span text:style-name="T2">http://dengladepiraten.se/medlemsinloggning/</text:span></text:a><text:span text:style-name="T2"> Logga in med användarnamnet: Medlem och lösenordet: 1234. Ändra om paymentDone till ”false” för userID ”1” i databasen</text:span></text:p>
      <text:h text:style-name="P8" text:outline-level="2">Efterkrav</text:h>
      <text:p text:style-name="P18"><text:span text:style-name="T2">K</text:span>ontrollera att ett felmeddelande presenteras för användaren, som förklarar att medlems- och båtavgiften <text:span text:style-name="T8">inte gick att betala just nu. Presentera möjliga förklaring på detta såsom tillfälliga störningar, eller att kortet/baken klubbmedlemmen försöker betala med inte har täckning.</text:span></text:p>
      <text:h text:style-name="P9" text:outline-level="2">Scenario</text:h>
      <text:list xml:id="list5887421777926847899" text:style-name="L3">
        <text:list-item>
          <text:p text:style-name="P20">Systemet presenterar att <text:span text:style-name="T9">betalningen tyvärr inte gick att genomföra, att det kanske beror på tillfälliga problem vid PayPal för tillfället eller att betalningsmetoden man använt saknat täckning för beloppet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Times New Roman1" svg:font-family="'Times New Roman'" style:font-adornments="Fet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sv" fo:country="S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start" style:justify-single-word="false"/>
      <style:text-properties style:font-name="Times New Roman1" fo:font-family="'Times New Roman'" style:font-style-name="Fet" style:font-family-generic="roman" style:font-pitch="variable"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1" fo:font-family="'Times New Roman'" style:font-style-name="Fet" style:font-family-generic="roman" style:font-pitch="variable"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style:page-number="auto"/>
      <style:text-properties style:font-name="Times New Roman1" fo:font-family="'Times New Roman'" style:font-style-name="Fet" style:font-family-generic="roman" style:font-pitch="variable"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Times New Roman1" fo:font-family="'Times New Roman'" style:font-style-name="Fet" style:font-family-generic="roman" style:font-pitch="variable" fo:font-size="13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04T00:54:20.063000000</meta:creation-date>
    <dc:date>2013-12-19T16:01:58.315000000</dc:date>
    <meta:editing-duration>P1DT10H24M48S</meta:editing-duration>
    <meta:editing-cycles>85</meta:editing-cycles>
    <meta:generator>LibreOffice/4.1.3.2$Windows_x86 LibreOffice_project/70feb7d99726f064edab4605a8ab840c50ec57a</meta:generator>
    <meta:document-statistic meta:table-count="0" meta:image-count="0" meta:object-count="0" meta:page-count="2" meta:paragraph-count="31" meta:word-count="409" meta:character-count="2899" meta:non-whitespace-character-count="2530"/>
  </office:meta>
</office:document-meta>
</file>